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11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11">
      <style:text-properties fo:font-size="7pt"/>
    </style:style>
    <style:style style:name="ce15" style:family="table-cell" style:parent-style-name="Default" style:data-style-name="N111">
      <style:text-properties style:font-name="Bitstream Vera Sans" fo:font-size="7pt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f:=COUNTIF([.E2:.E142];0)" office:value-type="float" office:value="0">
            <text:p>0</text:p>
          </table:table-cell>
          <table:table-cell table:formula="of:=[.K2]/[.K10]" office:value-type="percentage" office:value="0">
            <text:p>0,0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f:=[.K5]+[.K6]+[.K7]" office:value-type="float" office:value="124">
            <text:p>124</text:p>
          </table:table-cell>
          <table:table-cell table:formula="of:=[.K3]/[.K10]" office:value-type="percentage" office:value="0.879432624113475">
            <text:p>87,9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9" office:value-type="string">
            <text:p>draft: pre-approval</text:p>
          </table:table-cell>
          <table:table-cell table:formula="of:=COUNTIF([.E2:.E142];1)" office:value-type="float" office:value="7">
            <text:p>7</text:p>
          </table:table-cell>
          <table:table-cell table:formula="of:=[.K5]/[.K10]" office:value-type="percentage" office:value="0.049645390070922">
            <text:p>5,0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0" office:value-type="string">
            <text:p>approval: needs approval</text:p>
          </table:table-cell>
          <table:table-cell table:formula="of:=COUNTIF([.E2:.E142];2)" office:value-type="float" office:value="1">
            <text:p>1</text:p>
          </table:table-cell>
          <table:table-cell table:style-name="ce15" table:formula="of:=[.K6]/[.K10]" office:value-type="percentage" office:value="0.00709219858156028">
            <text:p>0,7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f:=COUNTIF([.E2:.E142];3)" office:value-type="float" office:value="116">
            <text:p>116</text:p>
          </table:table-cell>
          <table:table-cell table:style-name="ce15" table:formula="of:=([.K7]/[.K10])" office:value-type="percentage" office:value="0.822695035460993">
            <text:p>82,3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f:=147-COUNTBLANK([.A2:.A142])" office:value-type="float" office:value="70">
            <text:p>70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1">
            <text:p>141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Wimer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f:=IF(ISBLANK([.D12];&quot;approval&quot;);0;IF(EXACT([.D12];&quot;draft&quot;);1;IF(EXACT([.D12];&quot;approval&quot;);2;IF(EXACT([.D12];&quot;final&quot;);3;0))))" office:value-type="string" office:string-value="Err:508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dialog-information</text:p>
          </table:table-cell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dialog-warning</text:p>
          </table:table-cell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dialog-error</text:p>
          </table:table-cell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tools-check-spelling</text:p>
          </table:table-cell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system-lock-screen</text:p>
          </table:table-cell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find-next</text:p>
          </table:table-cell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find-previous</text:p>
          </table:table-cell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process-stop</text:p>
          </table:table-cell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f:=IF(ISBLANK([.D45];&quot;approval&quot;);0;IF(EXACT([.D45];&quot;draft&quot;);1;IF(EXACT([.D45];&quot;approval&quot;);2;IF(EXACT([.D45];&quot;final&quot;);3;0))))" office:value-type="string" office:string-value="Err:508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f:=IF(ISBLANK([.D46];&quot;approval&quot;);0;IF(EXACT([.D46];&quot;draft&quot;);1;IF(EXACT([.D46];&quot;approval&quot;);2;IF(EXACT([.D46];&quot;final&quot;);3;0))))" office:value-type="string" office:string-value="Err:508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f:=IF(ISBLANK([.D47];&quot;approval&quot;);0;IF(EXACT([.D47];&quot;draft&quot;);1;IF(EXACT([.D47];&quot;approval&quot;);2;IF(EXACT([.D47];&quot;final&quot;);3;0))))" office:value-type="string" office:string-value="Err:508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f:=IF(ISBLANK([.D48];&quot;approval&quot;);0;IF(EXACT([.D48];&quot;draft&quot;);1;IF(EXACT([.D48];&quot;approval&quot;);2;IF(EXACT([.D48];&quot;final&quot;);3;0))))" office:value-type="string" office:string-value="Err:508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idea</text:p>
          </table:table-cell>
          <table:table-cell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view-refresh</text:p>
          </table:table-cell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bookmark</text:p>
          </table:table-cell>
          <table:table-cell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configure</text:p>
          </table:table-cell>
          <table:table-cell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ile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colorize</text:p>
          </table:table-cell>
          <table:table-cell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f:=IF(ISBLANK([.D93];&quot;approval&quot;);0;IF(EXACT([.D93];&quot;draft&quot;);1;IF(EXACT([.D93];&quot;approval&quot;);2;IF(EXACT([.D93];&quot;final&quot;);3;0))))" office:value-type="string" office:string-value="Err:508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f:=IF(ISBLANK([.D94];&quot;approval&quot;);0;IF(EXACT([.D94];&quot;draft&quot;);1;IF(EXACT([.D94];&quot;approval&quot;);2;IF(EXACT([.D94];&quot;final&quot;);3;0))))" office:value-type="string" office:string-value="Err:508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nd”</text:p>
          </table:table-cell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f:=IF(ISBLANK([.D101];&quot;approval&quot;);0;IF(EXACT([.D101];&quot;draft&quot;);1;IF(EXACT([.D101];&quot;approval&quot;);2;IF(EXACT([.D101];&quot;final&quot;);3;0))))" office:value-type="string" office:string-value="Err:508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f:=IF(ISBLANK([.D103];&quot;approval&quot;);0;IF(EXACT([.D103];&quot;draft&quot;);1;IF(EXACT([.D103];&quot;approval&quot;);2;IF(EXACT([.D103];&quot;final&quot;);3;0))))" office:value-type="string" office:string-value="Err:508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f:=IF(ISBLANK([.D104];&quot;approval&quot;);0;IF(EXACT([.D104];&quot;draft&quot;);1;IF(EXACT([.D104];&quot;approval&quot;);2;IF(EXACT([.D104];&quot;final&quot;);3;0))))" office:value-type="string" office:string-value="Err:508">
            <text:p>Err:508</text:p>
          </table:table-cell>
          <table:table-cell office:value-type="string">
            <text:p>is this the correct name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f:=IF(ISBLANK([.D105];&quot;approval&quot;);0;IF(EXACT([.D105];&quot;draft&quot;);1;IF(EXACT([.D105];&quot;approval&quot;);2;IF(EXACT([.D105];&quot;final&quot;);3;0))))" office:value-type="string" office:string-value="Err:508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f:=IF(ISBLANK([.D111];&quot;approval&quot;);0;IF(EXACT([.D111];&quot;draft&quot;);1;IF(EXACT([.D111];&quot;approval&quot;);2;IF(EXACT([.D111];&quot;final&quot;);3;0))))" office:value-type="string" office:string-value="Err:508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f:=IF(ISBLANK([.D112];&quot;approval&quot;);0;IF(EXACT([.D112];&quot;draft&quot;);1;IF(EXACT([.D112];&quot;approval&quot;);2;IF(EXACT([.D112];&quot;final&quot;);3;0))))" office:value-type="string" office:string-value="Err:508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f:=IF(ISBLANK([.D114];&quot;approval&quot;);0;IF(EXACT([.D114];&quot;draft&quot;);1;IF(EXACT([.D114];&quot;approval&quot;);2;IF(EXACT([.D114];&quot;final&quot;);3;0))))" office:value-type="string" office:string-value="Err:508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f:=IF(ISBLANK([.D115];&quot;approval&quot;);0;IF(EXACT([.D115];&quot;draft&quot;);1;IF(EXACT([.D115];&quot;approval&quot;);2;IF(EXACT([.D115];&quot;final&quot;);3;0))))" office:value-type="string" office:string-value="Err:508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f:=IF(ISBLANK([.D116];&quot;approval&quot;);0;IF(EXACT([.D116];&quot;draft&quot;);1;IF(EXACT([.D116];&quot;approval&quot;);2;IF(EXACT([.D116];&quot;final&quot;);3;0))))" office:value-type="string" office:string-value="Err:508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newstuff_upload</text:p>
          </table:table-cell>
          <table:table-cell table:style-name="ce4" office:value-type="string">
            <text:p>knewstuff upload dialog</text:p>
          </table:table-cell>
          <table:table-cell table:style-name="Default" table:number-columns-repeated="3"/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go-home</text:p>
          </table:table-cell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goto-page</text:p>
          </table:table-cell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go-first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go-last</text:p>
          </table:table-cell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lefind”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1" table:number-rows-repeated="653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percentage-style style:name="N111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8">08.12.2009</text:date>, <text:time>13:0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Aaron Seigo</meta:initial-creator>
    <meta:creation-date>2006-12-28T11:04:59</meta:creation-date>
    <dc:date>2009-12-08T13:01:42</dc:date>
    <dc:language>it-IT</dc:language>
    <meta:editing-cycles>137</meta:editing-cycles>
    <meta:editing-duration>PT79H05M30S</meta:editing-duration>
    <meta:document-statistic meta:table-count="3" meta:cell-count="824" meta:object-count="0"/>
    <meta:user-defined meta:name="Info 1"/>
    <meta:user-defined meta:name="Info 2"/>
    <meta:user-defined meta:name="Info 3"/>
    <meta:user-defined meta:name="Info 4"/>
  </office:meta>
</office:document-meta>
</file>